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officeooo:rsid="0003b1c9" officeooo:paragraph-rsid="0003b1c9"/>
    </style:style>
    <style:style style:name="P3" style:family="paragraph" style:parent-style-name="Text_20_body">
      <style:text-properties officeooo:paragraph-rsid="0003b1c9"/>
    </style:style>
    <style:style style:name="P4" style:family="paragraph" style:parent-style-name="Text_20_body" style:list-style-name="L2"/>
    <style:style style:name="P5" style:family="paragraph" style:parent-style-name="Text_20_body" style:list-style-name="L1">
      <style:paragraph-properties fo:margin-top="0cm" fo:margin-bottom="0cm" loext:contextual-spacing="false"/>
    </style:style>
    <style:style style:name="P6" style:family="paragraph" style:parent-style-name="Text_20_body" style:list-style-name="L2">
      <style:paragraph-properties fo:margin-top="0cm" fo:margin-bottom="0cm" loext:contextual-spacing="false"/>
    </style:style>
    <style:style style:name="P7" style:family="paragraph" style:parent-style-name="Header">
      <style:text-properties fo:color="#666666" fo:font-style="italic" fo:font-weight="bold" officeooo:rsid="0003b1c9" officeooo:paragraph-rsid="0003b1c9" style:font-style-asian="italic" style:font-weight-asian="bold" style:font-style-complex="italic" style:font-weight-complex="bold"/>
    </style:style>
    <style:style style:name="P8" style:family="paragraph" style:parent-style-name="Heading_20_2">
      <style:text-properties officeooo:paragraph-rsid="0003b1c9"/>
    </style:style>
    <style:style style:name="T1" style:family="text">
      <style:text-properties officeooo:rsid="0003b1c9"/>
    </style:style>
    <style:style style:name="T2" style:family="text">
      <style:text-properties officeooo:rsid="0004cc3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1.1 Licencia CLUF</text:h>
      <text:list xml:id="list7397405740685536500" text:style-name="L1">
        <text:list-item>
          <text:p text:style-name="P5">Identificar 5 características permitidas y </text:p>
        </text:list-item>
        <text:list-item>
          <text:p text:style-name="P1">Identificar 5 características prohibidas. </text:p>
        </text:list-item>
      </text:list>
      <text:p text:style-name="P2"><text:tab/>Se permite: Otorgar la licencia, instalación, conexión entre dispositivos, asistencia remota y servicios basados en internet</text:p>
      <text:p text:style-name="P3"><text:span text:style-name="T1"><text:tab/>Se prohíbe: </text:span>alquilar, ceder, asignar, distribuir <text:span text:style-name="T1">y </text:span>transmitir <text:span text:style-name="T1">software con esta licencia.</text:span></text:p>
      <text:p text:style-name="P3"/>
      <text:h text:style-name="P8" text:outline-level="2">1.2 Licencia GPL</text:h>
      <text:list xml:id="list2727125664616234558" text:style-name="L2">
        <text:list-item>
          <text:p text:style-name="P6">Identificar 5 características permitidas y </text:p>
        </text:list-item>
        <text:list-item>
          <text:p text:style-name="P4">Identificar 5 características prohibidas. </text:p>
        </text:list-item>
      </text:list>
      <text:p text:style-name="P2"><text:tab/>Se permite: <text:span text:style-name="T2">cobrar o no cobrar nada por la distribución de cada copia, hacer privadas las modificaciones realizadas,compatibilidad con DFSG, </text:span></text:p>
      <text:p text:style-name="P3"><text:tab/><text:span text:style-name="T2">Se prohíbe: poner restricciones adicionales más allá de lo permitido por la GPL, utilizable junto con otras licencia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 fo:font-style="italic" fo:font-weight="bold" officeooo:rsid="0003b1c9" officeooo:paragraph-rsid="0003b1c9" style:font-style-asian="italic" style:font-weight-asian="bold" style:font-style-complex="italic" style:font-weight-complex="bold"/>
    </style:style>
    <style:style style:name="MT1" style:family="text">
      <style:text-properties officeooo:rsid="0003b1c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IDP<text:tab/><text:tab/>Adrián Fuentes Hernández</text:p>
      </style:header>
      <style:footer>
        <text:p text:style-name="Footer"><text:tab/><text:page-number text:select-page="current">1</text:page-number> <text:span text:style-name="MT1">de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3T09:11:30.066955743</meta:creation-date>
    <dc:date>2020-10-23T09:37:43.054326085</dc:date>
    <meta:editing-duration>PT5M52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101" meta:character-count="718" meta:non-whitespace-character-count="622"/>
  </office:meta>
</office:document-meta>
</file>